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258cm" fo:min-width="2.04cm"/>
    </style:style>
    <style:style style:name="gr2" style:family="graphic" style:parent-style-name="objectwithoutfill">
      <style:graphic-properties svg:stroke-width="0.035cm" svg:stroke-color="#3399ff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766cm" fo:min-width="2.0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2.006cm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258cm" fo:min-width="1.53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58cm" fo:min-width="0.262cm"/>
    </style:style>
    <style:style style:name="gr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58cm" fo:min-width="1.278cm"/>
    </style:style>
    <style:style style:name="gr11" style:family="graphic" style:parent-style-name="objectwithoutfill">
      <style:graphic-properties svg:stroke-width="0.035cm" svg:stroke-color="#3399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8pt" style:font-size-asian="8pt" style:font-size-complex="8pt"/>
    </style:style>
    <style:style style:name="P3" style:family="paragraph">
      <loext:graphic-properties draw:fill="none"/>
      <style:paragraph-properties fo:text-align="center"/>
      <style:text-properties fo:color="#3399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3399ff" style:font-name="Arial"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color="#3399ff"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508cm" svg:x="3.175cm" svg:y="0.12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1.427cm" svg:height="0.401cm" draw:transform="rotate (-2.24554061561591) translate (4.28577486705781cm 1.2188204138119cm)" svg:viewBox="0 0 1428 402" svg:d="M0 121c595-476 833 635 1428 159">
          <text:p/>
        </draw:path>
        <draw:line draw:style-name="gr3" draw:text-style-name="P4" draw:layer="layout" svg:x1="0.127cm" svg:y1="2.159cm" svg:x2="0.635cm" svg:y2="2.159cm">
          <text:p/>
        </draw:line>
        <draw:line draw:style-name="gr3" draw:text-style-name="P4" draw:layer="layout" svg:x1="0.127cm" svg:y1="2.667cm" svg:x2="0.635cm" svg:y2="2.667cm">
          <text:p/>
        </draw:line>
        <draw:line draw:style-name="gr3" draw:text-style-name="P4" draw:layer="layout" svg:x1="8.255cm" svg:y1="2.159cm" svg:x2="8.763cm" svg:y2="2.159cm">
          <text:p/>
        </draw:line>
        <draw:line draw:style-name="gr3" draw:text-style-name="P4" draw:layer="layout" svg:x1="8.255cm" svg:y1="2.667cm" svg:x2="8.763cm" svg:y2="2.667cm">
          <text:p/>
        </draw:line>
        <draw:custom-shape draw:style-name="gr4" draw:text-style-name="P6" draw:layer="layout" svg:width="2.54cm" svg:height="1.016cm" svg:x="0.635cm" svg:y="1.143cm">
          <text:p text:style-name="P5"><text:span text:style-name="T2">pageidx * 8 +</text:span></text:p>
          <text:p text:style-name="P5"><text:span text:style-name="T2">page table base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7" draw:layer="layout" svg:width="2.54cm" svg:height="0.508cm" svg:x="3.175cm" svg:y="0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4.953cm" svg:y1="0.635cm" svg:x2="4.953cm" svg:y2="1.143cm">
            <text:p/>
          </draw:line>
          <draw:custom-shape draw:style-name="gr7" draw:text-style-name="P2" draw:layer="layout" svg:width="2.032cm" svg:height="0.508cm" svg:x="3.175cm" svg:y="0.635cm">
            <text:p text:style-name="P1"><text:span text:style-name="T1">pageid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762cm" svg:height="0.508cm" svg:x="4.953cm" svg:y="0.635cm">
            <text:p text:style-name="P1"><text:span text:style-name="T1">offset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4cm" svg:height="0.508cm" svg:x="3.175cm" svg:y="1.651cm">
          <text:p text:style-name="P1"><text:span text:style-name="T1">page tabl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7" draw:layer="layout" svg:width="2.54cm" svg:height="0.508cm" svg:x="3.175cm" svg:y="2.159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4" draw:layer="layout" svg:x1="4.953cm" svg:y1="2.159cm" svg:x2="4.953cm" svg:y2="2.667cm">
              <text:p/>
            </draw:line>
          </draw:g>
          <draw:custom-shape draw:style-name="gr8" draw:text-style-name="P2" draw:layer="layout" svg:width="0.762cm" svg:height="0.508cm" svg:x="4.953cm" svg:y="2.159cm">
            <text:p text:style-name="P1"><text:span text:style-name="T1">alig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778cm" svg:height="0.508cm" svg:x="3.175cm" svg:y="2.159cm">
            <text:p text:style-name="P1"><text:span text:style-name="T1">metabas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7" draw:layer="layout" svg:width="2.54cm" svg:height="0.508cm" svg:x="5.715cm" svg:y="2.159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4" draw:layer="layout" svg:x1="7.493cm" svg:y1="2.159cm" svg:x2="7.493cm" svg:y2="2.667cm">
              <text:p/>
            </draw:line>
          </draw:g>
          <draw:custom-shape draw:style-name="gr8" draw:text-style-name="P2" draw:layer="layout" svg:width="0.762cm" svg:height="0.508cm" svg:x="7.493cm" svg:y="2.159cm">
            <text:p text:style-name="P1"><text:span text:style-name="T1">alig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778cm" svg:height="0.508cm" svg:x="5.715cm" svg:y="2.159cm">
            <text:p text:style-name="P1"><text:span text:style-name="T1">metabase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7" draw:layer="layout" svg:width="2.54cm" svg:height="0.508cm" svg:x="0.635cm" svg:y="2.159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4" draw:layer="layout" svg:x1="2.413cm" svg:y1="2.159cm" svg:x2="2.413cm" svg:y2="2.667cm">
              <text:p/>
            </draw:line>
          </draw:g>
          <draw:custom-shape draw:style-name="gr8" draw:text-style-name="P2" draw:layer="layout" svg:width="0.762cm" svg:height="0.508cm" svg:x="2.413cm" svg:y="2.159cm">
            <text:p text:style-name="P1"><text:span text:style-name="T1">alig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778cm" svg:height="0.508cm" svg:x="0.635cm" svg:y="2.159cm">
            <text:p text:style-name="P1"><text:span text:style-name="T1">metabase</text:span></text:p>
            <draw:enhanced-geometry svg:viewBox="0 0 21600 21600" draw:type="rectangle" draw:enhanced-path="M 0 0 L 21600 0 21600 21600 0 21600 0 0 Z N"/>
          </draw:custom-shape>
        </draw:g>
        <draw:path draw:style-name="gr2" draw:text-style-name="P3" draw:layer="layout" svg:width="1.427cm" svg:height="0.352cm" draw:transform="rotate (-2.24554061561591) translate (4.3004201181319cm 2.75453669505067cm)" svg:viewBox="0 0 1428 353" svg:d="M0 140c595-476 674 436 1428 159">
          <text:p/>
        </draw:path>
        <draw:path draw:style-name="gr2" draw:text-style-name="P3" draw:layer="layout" svg:width="2.22cm" svg:height="1.29cm" draw:transform="rotate (-2.2455406156159) translate (5.51617725726969cm 2.71114210865252cm)" svg:viewBox="0 0 2221 1291" svg:d="M0 71c595-476 1626 1626 2221 1150">
          <text:p/>
        </draw:path>
        <draw:path draw:style-name="gr2" draw:text-style-name="P3" draw:layer="layout" svg:width="2.062cm" svg:height="1.105cm" draw:transform="rotate (-2.24554061561591) translate (5.26717794772765cm 2.71514268846484cm)" svg:viewBox="0 0 2063 1106" svg:d="M0 77c595-476 1468 1428 2063 952">
          <text:p/>
        </draw:path>
        <draw:line draw:style-name="gr11" draw:text-style-name="P4" draw:layer="layout" svg:x1="5.461cm" svg:y1="1.143cm" svg:x2="5.461cm" svg:y2="2.667cm">
          <text:p/>
        </draw:line>
        <draw:custom-shape draw:style-name="gr4" draw:text-style-name="P6" draw:layer="layout" svg:width="2.54cm" svg:height="1.016cm" svg:x="0.635cm" svg:y="2.667cm">
          <text:p text:style-name="P5"><text:span text:style-name="T2">(offset &gt;&gt; align) *</text:span></text:p>
          <text:p text:style-name="P5"><text:span text:style-name="T2">metasize +</text:span></text:p>
          <text:p text:style-name="P5"><text:span text:style-name="T2">metabas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0.508cm" svg:x="3.175cm" svg:y="3.6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3.175cm" svg:y="3.175cm">
          <text:p text:style-name="P1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0.508cm" svg:x="5.715cm" svg:y="3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0.508cm" svg:x="0.635cm" svg:y="3.68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0.127cm" svg:y1="3.683cm" svg:x2="0.635cm" svg:y2="3.683cm">
          <text:p/>
        </draw:line>
        <draw:line draw:style-name="gr3" draw:text-style-name="P4" draw:layer="layout" svg:x1="0.127cm" svg:y1="4.191cm" svg:x2="0.635cm" svg:y2="4.191cm">
          <text:p/>
        </draw:line>
        <draw:line draw:style-name="gr3" draw:text-style-name="P4" draw:layer="layout" svg:x1="8.255cm" svg:y1="3.683cm" svg:x2="8.763cm" svg:y2="3.683cm">
          <text:p/>
        </draw:line>
        <draw:line draw:style-name="gr3" draw:text-style-name="P4" draw:layer="layout" svg:x1="8.255cm" svg:y1="4.191cm" svg:x2="8.763cm" svg:y2="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6:12:16.482000000</meta:creation-date>
    <dc:date>2016-02-10T21:20:48.120000000</dc:date>
    <meta:editing-duration>PT16M49S</meta:editing-duration>
    <meta:editing-cycles>8</meta:editing-cycles>
    <meta:generator>LibreOffice/5.0.4.2$Windows_x86 LibreOffice_project/2b9802c1994aa0b7dc6079e128979269cf95bc78</meta:generator>
    <meta:document-statistic meta:object-count="44"/>
  </office:meta>
</office:document-meta>
</file>